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marker-start-width="0.35cm" draw:marker-end-width="0.35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13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start="Arrow" draw:marker-end="" draw:textarea-horizontal-align="center" draw:textarea-vertical-align="middle"/>
    </style:style>
    <style:style style:name="gr7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181cm" style:use-optimal-column-width="false"/>
    </style:style>
    <style:style style:name="co3" style:family="table-column">
      <style:table-column-properties style:column-width="2.801cm" style:use-optimal-column-width="false"/>
    </style:style>
    <style:style style:name="co4" style:family="table-column">
      <style:table-column-properties style:column-width="6.056cm" style:use-optimal-column-width="false"/>
    </style:style>
    <style:style style:name="co5" style:family="table-column">
      <style:table-column-properties style:column-width="5.704cm" style:use-optimal-column-width="false"/>
    </style:style>
    <style:style style:name="co6" style:family="table-column">
      <style:table-column-properties style:column-width="5.707cm" style:use-optimal-column-width="false"/>
    </style:style>
    <style:style style:name="co7" style:family="table-column">
      <style:table-column-properties style:column-width="3.751cm" style:use-optimal-column-width="false"/>
    </style:style>
    <style:style style:name="co8" style:family="table-column">
      <style:table-column-properties style:column-width="3.753cm" style:use-optimal-column-width="false"/>
    </style:style>
    <style:style style:name="co9" style:family="table-column">
      <style:table-column-properties style:column-width="2.848cm" style:use-optimal-column-width="false"/>
    </style:style>
    <style:style style:name="co10" style:family="table-column">
      <style:table-column-properties style:column-width="2.9cm" style:use-optimal-column-width="false"/>
    </style:style>
    <style:style style:name="co11" style:family="table-column">
      <style:table-column-properties style:column-width="3.053cm" style:use-optimal-column-width="false"/>
    </style:style>
    <style:style style:name="co12" style:family="table-column">
      <style:table-column-properties style:column-width="8.536cm" style:use-optimal-column-width="false"/>
    </style:style>
    <style:style style:name="co13" style:family="table-column">
      <style:table-column-properties style:column-width="8.537cm" style:use-optimal-column-width="false"/>
    </style:style>
    <style:style style:name="co14" style:family="table-column">
      <style:table-column-properties style:column-width="4.883cm" style:use-optimal-column-width="false"/>
    </style:style>
    <style:style style:name="co15" style:family="table-column">
      <style:table-column-properties style:column-width="4.218cm" style:use-optimal-column-width="false"/>
    </style:style>
    <style:style style:name="co16" style:family="table-column">
      <style:table-column-properties style:column-width="4.22cm" style:use-optimal-column-width="false"/>
    </style:style>
    <style:style style:name="co17" style:family="table-column">
      <style:table-column-properties style:column-width="4.942cm" style:use-optimal-column-width="false"/>
    </style:style>
    <style:style style:name="co18" style:family="table-column">
      <style:table-column-properties style:column-width="3.926cm" style:use-optimal-column-width="false"/>
    </style:style>
    <style:style style:name="co19" style:family="table-column">
      <style:table-column-properties style:column-width="2.518cm" style:use-optimal-column-width="false"/>
    </style:style>
    <style:style style:name="co20" style:family="table-column">
      <style:table-column-properties style:column-width="2.731cm" style:use-optimal-column-width="false"/>
    </style:style>
    <style:style style:name="co21" style:family="table-column">
      <style:table-column-properties style:column-width="4.627cm" style:use-optimal-column-width="false"/>
    </style:style>
    <style:style style:name="co22" style:family="table-column">
      <style:table-column-properties style:column-width="4.528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497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488cm"/>
    </style:style>
    <style:style style:name="ce1" style:family="table-cell">
      <style:graphic-properties draw:fill="solid" draw:fill-color="#808080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/>
      <style:paragraph-properties fo:border="0.001cm solid #000000"/>
      <style:text-properties fo:font-size="18pt" style:text-underline-style="solid" style:text-underline-width="auto" style:text-underline-color="font-color" style:font-size-asian="18pt" style:font-size-complex="18pt"/>
    </style:style>
    <style:style style:name="ce4" style:family="table-cell">
      <style:graphic-properties draw:fill="none" style:repeat="repeat"/>
      <style:paragraph-properties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808080" style:repeat="repeat"/>
      <style:paragraph-properties fo:border="0.001cm solid #000000"/>
    </style:style>
    <style:style style:name="ce6" style:family="table-cell">
      <style:graphic-properties draw:fill="none" style:repeat="repeat"/>
      <style:paragraph-properties fo:border="0.001cm solid #000000"/>
      <style:text-properties style:text-underline-style="solid" style:text-underline-width="auto" style:text-underline-color="font-color"/>
    </style:style>
    <style:style style:name="ce7" style:family="table-cell">
      <style:graphic-properties draw:fill="none" style:repeat="repeat"/>
      <style:paragraph-properties fo:border="0.001cm solid #000000"/>
    </style:style>
    <style:style style:name="ce8" style:family="table-cell">
      <style:graphic-properties draw:fill="solid" draw:fill-color="#808080" style:repeat="repeat"/>
      <style:paragraph-properties fo:border-left="0.001cm solid #000000" fo:border-right="none" fo:border-top="0.001cm solid #000000" fo:border-bottom="none"/>
    </style:style>
    <style:style style:name="ce9" style:family="table-cell">
      <style:graphic-properties draw:fill="none" style:repeat="repeat"/>
      <style:paragraph-properties fo:border-left="0.001cm solid #000000" fo:border-right="none" fo:border-top="0.001cm solid #000000" fo:border-bottom="0.001cm solid #000000"/>
    </style:style>
    <style:style style:name="ce10" style:family="table-cell">
      <style:graphic-properties draw:fill="none" style:repeat="repeat"/>
      <style:paragraph-properties fo:border="0.001cm solid #000000"/>
      <style:text-properties style:text-underline-style="none"/>
    </style:style>
    <style:style style:name="ce11" style:family="table-cell">
      <style:graphic-properties draw:fill="solid" draw:fill-color="#808080" style:repeat="repeat"/>
      <style:paragraph-properties fo:border-left="none" fo:border-right="none" fo:border-top="0.001cm solid #000000" fo:border-bottom="0.001cm solid #000000"/>
    </style:style>
    <style:style style:name="ce12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  <style:text-properties style:text-underline-style="solid" style:text-underline-width="auto" style:text-underline-color="font-color"/>
    </style:style>
    <style:style style:name="ce13" style:family="table-cell">
      <style:graphic-properties draw:fill="none" style:repeat="repeat"/>
      <style:paragraph-properties fo:border-left="0.001cm solid #000000" fo:border-right="none" fo:border-top="0.001cm solid #000000" fo:border-bottom="0.001cm solid #000000"/>
      <style:text-properties style:text-underline-style="solid" style:text-underline-width="auto" style:text-underline-color="font-color"/>
    </style:style>
    <style:style style:name="ce14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</style:style>
    <style:style style:name="ce15" style:family="table-cell">
      <style:graphic-properties draw:fill="solid" draw:fill-color="#808080" style:repeat="repeat"/>
      <style:paragraph-properties fo:border-left="0.001cm solid #000000" fo:border-right="none" fo:border-top="0.001cm solid #000000" fo:border-bottom="0.001cm solid #000000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4.393cm" svg:height="3.222cm" svg:x="2.546cm" svg:y="3.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5">
                <text:p><text:span text:style-name="T1">Users</text:span></text:p>
              </table:table-cell>
              <table:covered-table-cell/>
              <table:covered-table-cell/>
              <table:covered-table-cell table:style-name="ce2"/>
              <table:covered-table-cell table:style-name="ce2"/>
            </table:table-row>
            <table:table-row table:style-name="ro2" table:default-cell-style-name="ce4">
              <table:table-cell table:style-name="ce3">
                <text:p text:style-name="P1"><text:span text:style-name="T2">user_id</text:span></text:p>
              </table:table-cell>
              <table:table-cell>
                <text:p text:style-name="P1">fname</text:p>
              </table:table-cell>
              <table:table-cell>
                <text:p text:style-name="P1">lname</text:p>
              </table:table-cell>
              <table:table-cell>
                <text:p text:style-name="P1">DOB (date)</text:p>
              </table:table-cell>
              <table:table-cell>
                <text:p text:style-name="P1">fk_list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21cm" svg:height="2.993cm" svg:x="2.546cm" svg:y="7.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2" table:default-cell-style-name="ce5">
              <table:table-cell table:style-name="ce1" table:number-columns-spanned="4">
                <text:p><text:span text:style-name="T1">List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6">
              <table:table-cell>
                <text:p><text:span text:style-name="T2">list_id</text:span></text:p>
              </table:table-cell>
              <table:table-cell table:style-name="ce7">
                <text:p>created (date)</text:p>
              </table:table-cell>
              <table:table-cell table:style-name="ce7">
                <text:p>updated (date)</text:p>
              </table:table-cell>
              <table:table-cell>
                <text:p text:style-name="P2">fk_user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254cm" svg:height="2.682cm" svg:x="2.546cm" svg:y="17.3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>
              <table:table-cell table:style-name="ce1" table:number-columns-spanned="3">
                <text:p><text:span text:style-name="T1">Product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product_id</text:span></text:p>
              </table:table-cell>
              <table:table-cell table:style-name="ce9">
                <text:p>photo_url</text:p>
              </table:table-cell>
              <table:table-cell table:style-name="ce7">
                <text:p>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8cm" svg:height="2.682cm" svg:x="2.546cm" svg:y="21.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3">
              <table:table-cell table:style-name="ce1" table:number-columns-spanned="3">
                <text:p><text:span text:style-name="T1">Manufacturer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mfct_id</text:span></text:p>
              </table:table-cell>
              <table:table-cell table:style-name="ce9">
                <text:p>country</text:p>
              </table:table-cell>
              <table:table-cell table:style-name="ce7">
                <text:p>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072cm" svg:height="2.992cm" svg:x="2.381cm" svg:y="25.418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 table:default-cell-style-name="ce1">
              <table:table-cell table:number-columns-spanned="2">
                <text:p><text:span text:style-name="T1">Store</text:span></text:p>
              </table:table-cell>
              <table:covered-table-cell/>
            </table:table-row>
            <table:table-row table:style-name="ro2">
              <table:table-cell table:style-name="ce6">
                <text:p><text:span text:style-name="T2">store_id</text:span></text:p>
              </table:table-cell>
              <table:table-cell table:style-name="ce10">
                <text:p text:style-name="P3"><text:span text:style-name="T3">name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4" draw:layer="layout" svg:x1="21.932cm" svg:y1="12.06cm" svg:x2="25.91cm" svg:y2="12.077cm">
          <text:p/>
        </draw:line>
        <draw:line draw:style-name="gr2" draw:text-style-name="P4" draw:layer="layout" svg:x1="25.871cm" svg:y1="12.077cm" svg:x2="25.884cm" svg:y2="7.227cm">
          <text:p/>
        </draw:line>
        <draw:line draw:style-name="gr2" draw:text-style-name="P4" draw:layer="layout" svg:x1="25.866cm" svg:y1="7.202cm" svg:x2="6.696cm" svg:y2="7.202cm">
          <text:p/>
        </draw:line>
        <draw:line draw:style-name="gr3" draw:text-style-name="P4" draw:layer="layout" svg:x1="6.692cm" svg:y1="7.129cm" svg:x2="6.696cm" svg:y2="6.299cm">
          <text:p/>
        </draw:line>
        <draw:frame draw:style-name="gr4" draw:layer="layout" svg:width="11.219cm" svg:height="1.717cm" svg:x="1cm" svg:y="1cm">
          <draw:text-box>
            <text:p>CS 340</text:p>
            <text:p>Final project schema</text:p>
          </draw:text-box>
        </draw:frame>
        <draw:line draw:style-name="gr2" draw:text-style-name="P4" draw:layer="layout" svg:x1="26.586cm" svg:y1="6.615cm" svg:x2="26.577cm" svg:y2="12.558cm">
          <text:p/>
        </draw:line>
        <draw:line draw:style-name="gr2" draw:text-style-name="P4" draw:layer="layout" svg:x1="26.577cm" svg:y1="12.479cm" svg:x2="20.179cm" svg:y2="12.479cm">
          <text:p/>
        </draw:line>
        <draw:line draw:style-name="gr2" draw:text-style-name="P4" draw:layer="layout" svg:x1="20.14cm" svg:y1="11.294cm" svg:x2="20.14cm" svg:y2="12.479cm">
          <text:p/>
        </draw:line>
        <draw:line draw:style-name="gr2" draw:text-style-name="P4" draw:layer="layout" svg:x1="20.14cm" svg:y1="11.294cm" svg:x2="6.239cm" svg:y2="11.294cm">
          <text:p/>
        </draw:line>
        <draw:line draw:style-name="gr5" draw:text-style-name="P4" draw:layer="layout" svg:x1="6.279cm" svg:y1="11.255cm" svg:x2="6.279cm" svg:y2="10.741cm">
          <text:p/>
        </draw:line>
        <draw:frame draw:style-name="standard" draw:layer="layout" svg:width="13.32cm" svg:height="2.921cm" svg:x="2.546cm" svg:y="13.0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List_product</text:span></text:p>
              </table:table-cell>
              <table:table-cell table:style-name="ce11"/>
              <table:table-cell table:style-name="ce5"/>
            </table:table-row>
            <table:table-row table:style-name="ro4">
              <table:table-cell table:style-name="ce12">
                <text:p><text:span text:style-name="T2">fk_product_id</text:span></text:p>
              </table:table-cell>
              <table:table-cell table:style-name="ce13">
                <text:p text:style-name="P2"><text:span text:style-name="T2">fk_list_id</text:span></text:p>
              </table:table-cell>
              <table:table-cell table:style-name="ce14">
                <text:p>bought (bool)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4" draw:layer="layout" svg:x1="4.353cm" svg:y1="12.077cm" svg:x2="4.376cm" svg:y2="10.889cm">
          <text:p/>
        </draw:line>
        <draw:line draw:style-name="gr3" draw:text-style-name="P4" draw:layer="layout" svg:x1="4.057cm" svg:y1="21.184cm" svg:x2="4.057cm" svg:y2="19.963cm">
          <text:p/>
        </draw:line>
        <draw:frame draw:style-name="standard" draw:layer="layout" svg:width="14.116cm" svg:height="2.682cm" svg:x="12.64cm" svg:y="21.399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3" table:default-cell-style-name="ce5">
              <table:table-cell table:style-name="ce1">
                <text:p><text:span text:style-name="T1">Product_store</text:span></text:p>
              </table:table-cell>
              <table:table-cell/>
              <table:table-cell table:style-name="ce15"/>
              <table:table-cell/>
            </table:table-row>
            <table:table-row table:style-name="ro4" table:default-cell-style-name="ce6">
              <table:table-cell>
                <text:p><text:span text:style-name="T2">fk_product_id</text:span></text:p>
              </table:table-cell>
              <table:table-cell>
                <text:p text:style-name="P2"><text:span text:style-name="T2">fk_store_id</text:span></text:p>
              </table:table-cell>
              <table:table-cell table:style-name="ce9">
                <text:p>price</text:p>
              </table:table-cell>
              <table:table-cell table:style-name="ce14">
                <text:p>url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5" draw:text-style-name="P4" draw:layer="layout" svg:x1="4.776cm" svg:y1="20.91cm" svg:x2="4.822cm" svg:y2="19.972cm">
          <text:p/>
        </draw:line>
        <draw:line draw:style-name="gr2" draw:text-style-name="P4" draw:layer="layout" svg:x1="20.594cm" svg:y1="24.069cm" svg:x2="20.594cm" svg:y2="29.361cm">
          <text:p/>
        </draw:line>
        <draw:line draw:style-name="gr2" draw:text-style-name="P4" draw:layer="layout" svg:x1="20.612cm" svg:y1="29.41cm" svg:x2="5.343cm" svg:y2="29.41cm">
          <text:p/>
        </draw:line>
        <draw:line draw:style-name="gr6" draw:text-style-name="P4" draw:layer="layout" svg:x1="5.292cm" svg:y1="28.443cm" svg:x2="5.292cm" svg:y2="29.41cm">
          <text:p/>
        </draw:line>
        <draw:frame draw:style-name="standard" draw:layer="layout" svg:width="9.154cm" svg:height="2.682cm" svg:x="17.689cm" svg:y="17.431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><text:span text:style-name="T1">Mfct_product</text:span></text:p>
              </table:table-cell>
              <table:table-cell table:style-name="ce5"/>
            </table:table-row>
            <table:table-row table:style-name="ro4" table:default-cell-style-name="ce6">
              <table:table-cell>
                <text:p><text:span text:style-name="T2">fk_mfct_id</text:span></text:p>
              </table:table-cell>
              <table:table-cell>
                <text:p text:style-name="P2"><text:span text:style-name="T2">fk_product_id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7" draw:text-style-name="P4" draw:layer="layout" svg:x1="4.054cm" svg:y1="25.05cm" svg:x2="4.054cm" svg:y2="24.239cm">
          <text:p/>
        </draw:line>
        <draw:line draw:style-name="gr3" draw:text-style-name="P4" draw:layer="layout" svg:x1="5.462cm" svg:y1="20.569cm" svg:x2="5.494cm" svg:y2="20cm">
          <text:p/>
        </draw:line>
        <draw:line draw:style-name="gr8" draw:text-style-name="P4" draw:layer="layout" svg:x1="4.054cm" svg:y1="25.007cm" svg:x2="27.739cm" svg:y2="25.007cm">
          <text:p/>
        </draw:line>
        <draw:line draw:style-name="gr8" draw:text-style-name="P4" draw:layer="layout" svg:x1="19.971cm" svg:y1="20.94cm" svg:x2="27.824cm" svg:y2="20.94cm">
          <text:p/>
        </draw:line>
        <draw:line draw:style-name="gr9" draw:text-style-name="P4" draw:layer="layout" svg:x1="19.972cm" svg:y1="20.956cm" svg:x2="19.972cm" svg:y2="20.145cm">
          <text:p/>
        </draw:line>
        <draw:line draw:style-name="gr8" draw:text-style-name="P4" draw:layer="layout" svg:x1="27.781cm" svg:y1="20.996cm" svg:x2="27.781cm" svg:y2="25.007cm">
          <text:p/>
        </draw:line>
        <draw:line draw:style-name="gr2" draw:text-style-name="P4" draw:layer="layout" svg:x1="12.034cm" svg:y1="20.917cm" svg:x2="4.822cm" svg:y2="20.917cm">
          <text:p/>
        </draw:line>
        <draw:line draw:style-name="gr2" draw:text-style-name="P4" draw:layer="layout" svg:x1="12.068cm" svg:y1="20.925cm" svg:x2="12.068cm" svg:y2="24.452cm">
          <text:p/>
        </draw:line>
        <draw:line draw:style-name="gr2" draw:text-style-name="P4" draw:layer="layout" svg:x1="15.107cm" svg:y1="24.46cm" svg:x2="12.087cm" svg:y2="24.46cm">
          <text:p/>
        </draw:line>
        <draw:line draw:style-name="gr2" draw:text-style-name="P4" draw:layer="layout" svg:x1="15.107cm" svg:y1="24.495cm" svg:x2="15.107cm" svg:y2="24.026cm">
          <text:p/>
        </draw:line>
        <draw:line draw:style-name="gr2" draw:text-style-name="P4" draw:layer="layout" svg:x1="24.282cm" svg:y1="20.617cm" svg:x2="5.422cm" svg:y2="20.617cm">
          <text:p/>
        </draw:line>
        <draw:line draw:style-name="gr2" draw:text-style-name="P4" draw:layer="layout" svg:x1="24.307cm" svg:y1="20.596cm" svg:x2="24.307cm" svg:y2="20.127cm">
          <text:p/>
        </draw:line>
        <draw:line draw:style-name="gr2" draw:text-style-name="P4" draw:layer="layout" svg:x1="4.02cm" svg:y1="21.216cm" svg:x2="1.878cm" svg:y2="21.216cm">
          <text:p/>
        </draw:line>
        <draw:line draw:style-name="gr2" draw:text-style-name="P4" draw:layer="layout" svg:x1="1.92cm" svg:y1="21.21cm" svg:x2="1.92cm" svg:y2="15.192cm">
          <text:p/>
        </draw:line>
        <draw:line draw:style-name="gr2" draw:text-style-name="P4" draw:layer="layout" svg:x1="1.92cm" svg:y1="15.235cm" svg:x2="2.603cm" svg:y2="15.235cm">
          <text:p/>
        </draw:line>
        <draw:line draw:style-name="gr2" draw:text-style-name="P4" draw:layer="layout" svg:x1="16.985cm" svg:y1="12.062cm" svg:x2="4.362cm" svg:y2="12.062cm">
          <text:p/>
        </draw:line>
        <draw:line draw:style-name="gr2" draw:text-style-name="P4" draw:layer="layout" svg:x1="16.985cm" svg:y1="12.077cm" svg:x2="16.985cm" svg:y2="16.643cm">
          <text:p/>
        </draw:line>
        <draw:line draw:style-name="gr2" draw:text-style-name="P4" draw:layer="layout" svg:x1="16.985cm" svg:y1="16.6cm" svg:x2="9.474cm" svg:y2="16.6cm">
          <text:p/>
        </draw:line>
        <draw:line draw:style-name="gr10" draw:text-style-name="P4" draw:layer="layout" svg:x1="9.474cm" svg:y1="16.557cm" svg:x2="9.474cm" svg:y2="15.747cm">
          <text:p/>
        </draw:line>
        <draw:line draw:style-name="gr2" draw:text-style-name="P4" draw:layer="layout" svg:x1="21.978cm" svg:y1="12.035cm" svg:x2="21.978cm" svg:y2="10.7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1T16:03:24</meta:creation-date>
    <dc:date>2016-05-31T21:46:07</dc:date>
    <meta:editing-duration>PT217H11M55S</meta:editing-duration>
    <meta:editing-cycles>40</meta:editing-cycles>
    <meta:generator>NeoOffice/3.4.1$Unix OpenOffice.org_project/Patch 10</meta:generator>
    <meta:document-statistic meta:object-count="44"/>
  </office:meta>
</office:document-meta>
</file>